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04824" calcext:value-type="float">
            <text:p>140.7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728" calcext:value-type="float">
            <text:p>138.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3616" calcext:value-type="float">
            <text:p>136.3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26" calcext:value-type="float">
            <text:p>131.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2992" calcext:value-type="float">
            <text:p>132.1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3504" calcext:value-type="float">
            <text:p>126.3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0776" calcext:value-type="float">
            <text:p>121.2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4888" calcext:value-type="float">
            <text:p>117.5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9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0976" calcext:value-type="float">
            <text:p>107.6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9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4784" calcext:value-type="float">
            <text:p>106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8984" calcext:value-type="float">
            <text:p>105.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9704" calcext:value-type="float">
            <text:p>103.5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8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7048" calcext:value-type="float">
            <text:p>92.9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4776" calcext:value-type="float">
            <text:p>92.3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1703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